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6437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08/17/2009</text:date>, <text:time>17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8-17T17:35:05.28</dc:date>
    <dc:creator>Perry Roland</dc:creator>
    <meta:editing-duration>PT00H14M33S</meta:editing-duration>
    <meta:editing-cycles>3</meta:editing-cycles>
    <meta:generator>OpenOffice.org/3.1$Win32 OpenOffice.org_project/310m11$Build-9399</meta:generator>
    <meta:document-statistic meta:table-count="3" meta:cell-count="39" meta:object-count="0"/>
  </office:meta>
</office:document-meta>
</file>